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background-color="#ffff00" loext:char-shading-value="0"/>
    </style:style>
    <style:style style:name="T2"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text:span text:style-name="Strong_20_Emphasis">El Anfitrión</text:span></text:h>
      <text:p text:style-name="Text_20_body">Elara subió con cautela por las escaleras de piedra, sus pasos <text:span text:style-name="T2">resonando</text:span> débilmente en el corredor vacío. El aire se sentía más denso con cada nivel que ascendía, como si la misma atmósfera del castillo conspirara para aplastar su voluntad. La oscuridad de los pasillos solo era rota por las antorchas chisporroteantes que arrojaban <text:span text:style-name="T2">sombras danzantes en las paredes de piedra</text:span>.</text:p>
      <text:p text:style-name="Text_20_body">Al llegar al siguiente piso, se detuvo un momento para observar. El pasillo que se extendía ante ella parecía interminable, flanqueado por puertas pesadas de madera que prometían secretos ocultos detrás de cada una. Respiró profundamente y decidió explorar. Si quería entender qué estaba sucediendo en ese lugar, tenía que saber más.</text:p>
      <text:p text:style-name="Text_20_body">Empujó la primera puerta con cuidado, asegurándose de que no crujiera. Dentro encontró una habitación modesta, con una mesa y varias sillas dispersas. Una chimenea ocupaba la pared opuesta, aunque apagada, su interior estaba cubierto de hollín reciente. Sobre la mesa, un candelabro había sido encendido no hacía mucho, sus velas derretidas dejaban rastros de cera fresca.</text:p>
      <text:p text:style-name="Text_20_body">Elara miró a su alrededor, intentando captar algo más. Fue entonces cuando, al inclinarse para observar mejor la chimenea, notó algo extraño: en el fondo, casi oculto por las sombras, había una abertura en la pared de ladrillos. Era pequeña, apenas visible, pero lo suficientemente grande para que alguien pudiera pasar agachado.</text:p>
      <text:p text:style-name="Text_20_body">Con el corazón acelerado, se deslizó hacia el interior de la chimenea. El paso estrecho la envolvió en oscuridad casi total, pero unas antorchas colocadas a intervalos le permitieron avanzar por el angosto túnel de piedra. El silencio era opresivo, roto solo por el eco de sus propios pasos y el crujido ocasional de las antorchas. Elara sentía que cada movimiento suyo era una intrusión en un lugar que no debería existir.</text:p>
      <text:p text:style-name="Text_20_body">Tras caminar lo que parecieron minutos eternos, el túnel desembocó en una sala enorme. Elara se detuvo en seco, sus ojos <text:span text:style-name="T2">abiertos</text:span> de par en par. La cámara estaba iluminada por una luz que no parecía provenir de ninguna fuente natural. Era un resplandor sobrenatural, que teñía el ambiente con tonos verdosos y dorados.</text:p>
      <text:p text:style-name="Text_20_body">En el centro de la sala, un hombre alto y delgado estaba de pie frente a un altar de piedra. Vestía una capa negra que parecía absorber la misma luz de la sala, como si estuviera hecha de la misma oscuridad. Su rostro estaba parcialmente cubierto por una capucha, pero lo poco que se veía era suficiente para provocar escalofríos: piel pálida como la cera, ojos hundidos que parecían arder con un brillo malicioso, y labios delgados que susurraban palabras en una lengua que Elara no podía comprender.</text:p>
      <text:p text:style-name="Text_20_body">En sus manos sostenía un bastón negro coronado por un cristal que pulsaba con una energía inquietante. El aire a su alrededor vibraba con una intensidad que hacía difícil respirar.</text:p>
      <text:p text:style-name="Text_20_body">Elara se escondió detrás de una columna, observando con el corazón desbocado. No podía apartar la vista del altar. Sobre él descansaba un espejo ovalado, de unos dos metros de altura, sostenido por un <text:soft-page-break/>marco de madera tallada con símbolos arcanos. Aunque el espejo estaba inicialmente oscuro, como una superficie de agua estancada, comenzó a brillar débilmente.</text:p>
      <text:p text:style-name="Text_20_body">La imagen en el espejo cambió, mostrando un paisaje que Elara reconoció: era un pequeño pueblo, similar a los que había visto desde la Gran Montaña. La imagen se acercó a una casa, entrando por una ventana como si el espejo fuera un portal. Dentro de la casa, un hombre dormía plácidamente en su cama.</text:p>
      <text:p text:style-name="Text_20_body">Elara observó horrorizada cómo una luz ámbar comenzó a emanar del cuerpo del hombre dormido. Era como si su esencia misma estuviera siendo arrancada. La luz flotó hacia el espejo, que la absorbió con avidez. Mientras esto ocurría, el hombre comenzó a envejecer rápidamente, su rostro se llenó de arrugas profundas y su cabello se volvió blanco en cuestión de segundos. En pocos momentos, lo que antes era un hombre en la flor de la vida se había convertido en un anciano frágil.</text:p>
      <text:p text:style-name="Text_20_body">Elara sintió que un nudo se formaba en su estómago al comprender lo que estaba ocurriendo. "Está robando su vitalidad", pensó con asombro y repulsión.</text:p>
      <text:p text:style-name="Text_20_body">La luz ámbar, ahora contenida dentro del espejo, comenzó a moverse nuevamente, esta vez hacia el bastón del mago. El cristal en la punta del bastón se iluminó con una intensidad cegadora, y el mago fue envuelto por una aura de color verde brillante. Su figura, antes encorvada y temblorosa, se enderezó. Las líneas en su rostro se desvanecieron, y sus movimientos se volvieron ágiles y poderosos.</text:p>
      <text:p text:style-name="Text_20_body">El espejo, sin detenerse, dejó la casa del anciano y se dirigió hacia otra. Una nueva víctima. Elara se sintió paralizada. Podía ver cómo el mago repetía el mismo ritual, una y otra vez, drenando la vitalidad de cada habitante del pueblo mientras dormían.</text:p>
      <text:p text:style-name="Text_20_body">La repulsión que sintió hacia el mago fue inmediata e intensa. Este no era solo un hombre buscando poder; era un parásito, un monstruo dispuesto a sacrificar a otros para prolongar su propia existencia.</text:p>
      <text:p text:style-name="Text_20_body">Con cada paso del ritual, la cámara parecía volverse más sofocante. El aire se llenaba de un calor insoportable, <text:span text:style-name="T2">como si la misma </text:span>sala repudiara las acciones del mago. Elara sintió que debía salir de allí antes de que la descubrieran, pero no podía apartar la vista del espectáculo macabro.</text:p>
      <text:p text:style-name="Text_20_body">Finalmente, el mago levantó su bastón hacia el espejo, pronunciando palabras que resonaron en la sala como un trueno. La energía ámbar se acumuló una vez más, y con un movimiento final, toda la luz fue absorbida en el cristal del bastón.</text:p>
      <text:p text:style-name="Text_20_body">Elara no podía quedarse más tiempo. Retrocedió lentamente, cuidando cada paso, hasta que estuvo de nuevo en el estrecho pasadizo. Su corazón latía con fuerza, y cada fibra de su ser le gritaba que huyera de aquel lugar infernal.</text:p>
      <text:p text:style-name="Text_20_body">Había visto suficiente. Ahora sabía cómo el mago lograba prolongar su vida, y ese conocimiento era aterrador.</text:p>
      <text:p text:style-name="Horizontal_20_Lin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0T17:32:29.714000000</meta:creation-date>
    <dc:date>2025-01-20T17:48:55.809000000</dc:date>
    <meta:editing-duration>PT6M16S</meta:editing-duration>
    <meta:editing-cycles>1</meta:editing-cycles>
    <meta:document-statistic meta:table-count="0" meta:image-count="0" meta:object-count="0" meta:page-count="2" meta:paragraph-count="20" meta:word-count="981" meta:character-count="5850" meta:non-whitespace-character-count="4889"/>
    <meta:generator>LibreOffice/7.3.5.2$Windows_X86_64 LibreOffice_project/184fe81b8c8c30d8b5082578aee2fed2ea847c01</meta:generator>
  </office:meta>
</office:document-meta>
</file>